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rfc-language-tag="fr-029" fo:language="fr"/>
    </style:style>
    <style:style style:name="P2" style:parent-style-name="Normal" style:family="paragraph">
      <style:paragraph-properties fo:text-align="center"/>
      <style:text-properties style:rfc-language-tag="fr-029" fo:language="fr"/>
    </style:style>
    <style:style style:name="P3" style:parent-style-name="Normal" style:family="paragraph">
      <style:paragraph-properties fo:text-align="center"/>
      <style:text-properties style:rfc-language-tag="fr-029" fo:language="fr"/>
    </style:style>
    <style:style style:name="P4" style:parent-style-name="Normal" style:family="paragraph">
      <style:text-properties style:rfc-language-tag="fr-029" fo:language="fr"/>
    </style:style>
    <style:style style:name="P5" style:parent-style-name="Normal" style:family="paragraph">
      <style:text-properties style:rfc-language-tag="fr-029" fo:language="fr"/>
    </style:style>
    <style:style style:name="P6" style:parent-style-name="Paragraphedeliste" style:list-style-name="LFO1" style:family="paragraph">
      <style:text-properties style:rfc-language-tag="fr-029" fo:language="fr"/>
    </style:style>
    <style:style style:name="P7" style:parent-style-name="Paragraphedeliste" style:list-style-name="LFO1" style:family="paragraph">
      <style:text-properties style:rfc-language-tag="fr-029" fo:language="fr"/>
    </style:style>
    <style:style style:name="P8" style:parent-style-name="Paragraphedeliste" style:list-style-name="LFO1" style:family="paragraph">
      <style:text-properties style:rfc-language-tag="fr-029" fo:language="fr"/>
    </style:style>
    <style:style style:name="P9" style:parent-style-name="Paragraphedeliste" style:list-style-name="LFO1" style:family="paragraph">
      <style:text-properties style:rfc-language-tag="fr-029" fo:language="fr"/>
    </style:style>
    <style:style style:name="P10" style:parent-style-name="Paragraphedeliste" style:list-style-name="LFO1" style:family="paragraph">
      <style:text-properties style:rfc-language-tag="fr-029" fo:language="fr"/>
    </style:style>
    <style:style style:name="P11" style:parent-style-name="Paragraphedeliste" style:list-style-name="LFO1" style:family="paragraph">
      <style:text-properties style:rfc-language-tag="fr-029" fo:language="fr"/>
    </style:style>
    <style:style style:name="P12" style:parent-style-name="Paragraphedeliste" style:list-style-name="LFO1" style:family="paragraph">
      <style:text-properties style:rfc-language-tag="fr-029" fo:language="fr"/>
    </style:style>
    <style:style style:name="P13" style:parent-style-name="Paragraphedeliste" style:list-style-name="LFO1" style:family="paragraph">
      <style:text-properties style:rfc-language-tag="fr-029" fo:language="fr"/>
    </style:style>
    <style:style style:name="P14" style:parent-style-name="Paragraphedeliste" style:list-style-name="LFO1" style:family="paragraph">
      <style:text-properties style:rfc-language-tag="fr-029" fo:language="fr"/>
    </style:style>
    <style:style style:name="P15" style:parent-style-name="Paragraphedeliste" style:list-style-name="LFO1" style:family="paragraph">
      <style:text-properties style:rfc-language-tag="fr-029" fo:language="fr"/>
    </style:style>
    <style:style style:name="P16" style:parent-style-name="Paragraphedeliste" style:list-style-name="LFO1" style:family="paragraph">
      <style:text-properties style:rfc-language-tag="fr-029" fo:language="fr"/>
    </style:style>
    <style:style style:name="P17" style:parent-style-name="Paragraphedeliste" style:list-style-name="LFO1" style:family="paragraph">
      <style:text-properties style:rfc-language-tag="fr-029" fo:language="fr"/>
    </style:style>
    <style:style style:name="P18" style:parent-style-name="Paragraphedeliste" style:list-style-name="LFO1" style:family="paragraph">
      <style:text-properties style:rfc-language-tag="fr-029" fo:language="fr"/>
    </style:style>
    <style:style style:name="P19" style:parent-style-name="Paragraphedeliste" style:list-style-name="LFO1" style:family="paragraph">
      <style:text-properties style:rfc-language-tag="fr-029" fo:language="fr"/>
    </style:style>
    <style:style style:name="P20" style:parent-style-name="Paragraphedeliste" style:list-style-name="LFO1" style:family="paragraph">
      <style:text-properties style:rfc-language-tag="fr-029" fo:language="fr"/>
    </style:style>
    <style:style style:name="P21" style:parent-style-name="Paragraphedeliste" style:list-style-name="LFO1" style:family="paragraph">
      <style:text-properties style:rfc-language-tag="fr-029" fo:language="fr"/>
    </style:style>
    <style:style style:name="P22" style:parent-style-name="Paragraphedeliste" style:list-style-name="LFO1" style:family="paragraph">
      <style:text-properties style:rfc-language-tag="fr-029" fo:language="fr"/>
    </style:style>
    <style:style style:name="P23" style:parent-style-name="Normal" style:family="paragraph">
      <style:text-properties style:rfc-language-tag="fr-029" fo:language="fr"/>
    </style:style>
    <style:style style:name="P24" style:parent-style-name="Normal" style:family="paragraph">
      <style:text-properties style:rfc-language-tag="fr-029" fo:language="fr"/>
    </style:style>
    <style:style style:name="P25" style:parent-style-name="Paragraphedeliste" style:list-style-name="LFO1" style:family="paragraph">
      <style:text-properties style:rfc-language-tag="fr-029" fo:language="fr"/>
    </style:style>
    <style:style style:name="P26" style:parent-style-name="Paragraphedeliste" style:list-style-name="LFO1" style:family="paragraph">
      <style:text-properties style:rfc-language-tag="fr-029" fo:language="fr"/>
    </style:style>
    <style:style style:name="P27" style:parent-style-name="Paragraphedeliste" style:list-style-name="LFO1" style:family="paragraph">
      <style:text-properties style:rfc-language-tag="fr-029" fo:language="fr"/>
    </style:style>
    <style:style style:name="P28" style:parent-style-name="Paragraphedeliste" style:list-style-name="LFO1" style:family="paragraph">
      <style:text-properties style:rfc-language-tag="fr-029" fo:language="fr"/>
    </style:style>
    <style:style style:name="P29" style:parent-style-name="Paragraphedeliste" style:list-style-name="LFO1" style:family="paragraph">
      <style:text-properties style:rfc-language-tag="fr-029" fo:language="fr"/>
    </style:style>
    <style:style style:name="P30" style:parent-style-name="Paragraphedeliste" style:list-style-name="LFO1" style:family="paragraph">
      <style:text-properties style:rfc-language-tag="fr-029" fo:language="fr"/>
    </style:style>
    <style:style style:name="P31" style:parent-style-name="Normal" style:family="paragraph">
      <style:text-properties style:rfc-language-tag="fr-029" fo:language="fr"/>
    </style:style>
    <style:style style:name="P32" style:parent-style-name="Normal" style:family="paragraph">
      <style:text-properties style:rfc-language-tag="fr-029" fo:language="fr"/>
    </style:style>
    <style:style style:name="P33" style:parent-style-name="Paragraphedeliste" style:list-style-name="LFO1" style:family="paragraph">
      <style:text-properties style:rfc-language-tag="fr-029" fo:language="fr"/>
    </style:style>
    <style:style style:name="P34" style:parent-style-name="Paragraphedeliste" style:list-style-name="LFO1" style:family="paragraph">
      <style:text-properties style:rfc-language-tag="fr-029" fo:language="fr"/>
    </style:style>
    <style:style style:name="P35" style:parent-style-name="Paragraphedeliste" style:list-style-name="LFO1" style:family="paragraph">
      <style:text-properties style:rfc-language-tag="fr-029" fo:language="fr"/>
    </style:style>
    <style:style style:name="P36" style:parent-style-name="Normal" style:family="paragraph">
      <style:text-properties style:rfc-language-tag="fr-029" fo:language="fr"/>
    </style:style>
    <style:style style:name="P37" style:parent-style-name="Paragraphedeliste" style:list-style-name="LFO1" style:family="paragraph">
      <style:text-properties style:rfc-language-tag="fr-029" fo:language="fr"/>
    </style:style>
    <style:style style:name="P38" style:parent-style-name="Paragraphedeliste" style:list-style-name="LFO1" style:family="paragraph">
      <style:text-properties style:rfc-language-tag="fr-029" fo:language="fr"/>
    </style:style>
    <style:style style:name="P39" style:parent-style-name="Paragraphedeliste" style:list-style-name="LFO1" style:family="paragraph">
      <style:text-properties style:rfc-language-tag="fr-029" fo:language="fr"/>
    </style:style>
    <style:style style:name="P40" style:parent-style-name="Normal" style:family="paragraph">
      <style:text-properties style:rfc-language-tag="fr-029" fo:language="fr"/>
    </style:style>
    <style:style style:name="P41" style:parent-style-name="Paragraphedeliste" style:list-style-name="LFO1" style:family="paragraph">
      <style:text-properties style:rfc-language-tag="fr-029" fo:language="fr"/>
    </style:style>
    <style:style style:name="P42" style:parent-style-name="Paragraphedeliste" style:list-style-name="LFO1" style:family="paragraph">
      <style:text-properties style:rfc-language-tag="fr-029" fo:language="fr"/>
    </style:style>
    <style:style style:name="P43" style:parent-style-name="Paragraphedeliste" style:list-style-name="LFO1" style:family="paragraph"/>
    <style:style style:name="T44" style:parent-style-name="Policepardéfaut" style:family="text">
      <style:text-properties style:rfc-language-tag="fr-029" fo:language="fr"/>
    </style:style>
    <style:style style:name="T45" style:parent-style-name="Policepardéfaut" style:family="text">
      <style:text-properties fo:font-style="italic" style:font-style-asian="italic" style:font-style-complex="italic" style:rfc-language-tag="fr-029" fo:language="fr"/>
    </style:style>
    <style:style style:name="T46" style:parent-style-name="Policepardéfaut" style:family="text">
      <style:text-properties style:rfc-language-tag="fr-029" fo:language="fr"/>
    </style:style>
    <style:style style:name="P47" style:parent-style-name="Paragraphedeliste" style:list-style-name="LFO1" style:family="paragraph">
      <style:text-properties style:rfc-language-tag="fr-029" fo:language="fr"/>
    </style:style>
    <style:style style:name="P48" style:parent-style-name="Paragraphedeliste" style:list-style-name="LFO1" style:family="paragraph">
      <style:text-properties style:rfc-language-tag="fr-029" fo:language="fr"/>
    </style:style>
    <style:style style:name="P49" style:parent-style-name="Paragraphedeliste" style:list-style-name="LFO1" style:family="paragraph">
      <style:text-properties style:rfc-language-tag="fr-029" fo:language="fr"/>
    </style:style>
    <style:style style:name="P50" style:parent-style-name="Paragraphedeliste" style:list-style-name="LFO1" style:family="paragraph">
      <style:text-properties fo:language="en" fo:country="AU"/>
    </style:style>
    <style:style style:name="P51" style:parent-style-name="Paragraphedeliste" style:list-style-name="LFO1" style:family="paragraph">
      <style:text-properties style:rfc-language-tag="fr-029" fo:language="fr"/>
    </style:style>
    <style:style style:name="P52" style:parent-style-name="Paragraphedeliste" style:list-style-name="LFO1" style:family="paragraph">
      <style:text-properties style:rfc-language-tag="fr-029" fo:language="fr"/>
    </style:style>
    <style:style style:name="P53" style:parent-style-name="Paragraphedeliste" style:list-style-name="LFO1" style:family="paragraph"/>
    <style:style style:name="T54" style:parent-style-name="Policepardéfaut" style:family="text">
      <style:text-properties style:rfc-language-tag="fr-029" fo:language="fr"/>
    </style:style>
  </office:automatic-styles>
  <office:body>
    <office:text text:use-soft-page-breaks="true">
      <text:p text:style-name="P1">RESET</text:p>
      <text:p text:style-name="P2">CHARLIER Ethan<text:tab/>HAMRIOUI Lucas<text:tab/>OUTIKNI Adam<text:tab/><text:tab/>MBAMA Bel-Vizi</text:p>
      <text:p text:style-name="P3">Groupe 7</text:p>
      <text:p text:style-name="P4"/>
      <text:p text:style-name="P5">Lors des<text:s/>séances que nous avons eu, notre groupe<text:s/>a<text:s/>réussi à RESET les ordinateurs suivants :</text:p>
      <text:list text:style-name="LFO1" text:continue-numbering="true">
        <text:list-item>
          <text:p text:style-name="P6">PF019</text:p>
        </text:list-item>
        <text:list-item>
          <text:p text:style-name="P7">PF008</text:p>
        </text:list-item>
        <text:list-item>
          <text:p text:style-name="P8">PF011</text:p>
        </text:list-item>
        <text:list-item>
          <text:p text:style-name="P9">PF006</text:p>
        </text:list-item>
        <text:list-item>
          <text:p text:style-name="P10">PF010</text:p>
        </text:list-item>
        <text:list-item>
          <text:p text:style-name="P11">PF018</text:p>
        </text:list-item>
        <text:list-item>
          <text:p text:style-name="P12">PF014</text:p>
        </text:list-item>
        <text:list-item>
          <text:p text:style-name="P13">PF003</text:p>
        </text:list-item>
        <text:list-item>
          <text:p text:style-name="P14">PF016</text:p>
        </text:list-item>
        <text:list-item>
          <text:p text:style-name="P15">PF017</text:p>
        </text:list-item>
        <text:list-item>
          <text:p text:style-name="P16">PF012</text:p>
        </text:list-item>
        <text:list-item>
          <text:p text:style-name="P17">PF001</text:p>
        </text:list-item>
        <text:list-item>
          <text:p text:style-name="P18">PF007</text:p>
        </text:list-item>
        <text:list-item>
          <text:p text:style-name="P19">PF020</text:p>
        </text:list-item>
        <text:list-item>
          <text:p text:style-name="P20">PF024</text:p>
        </text:list-item>
        <text:list-item>
          <text:p text:style-name="P21">PF021</text:p>
        </text:list-item>
        <text:list-item>
          <text:p text:style-name="P22">PF005</text:p>
        </text:list-item>
      </text:list>
      <text:p text:style-name="P23"/>
      <text:p text:style-name="P24">Les autres groupes ont réussi à RESET les ordinateurs suivants :</text:p>
      <text:list text:style-name="LFO1" text:continue-numbering="true">
        <text:list-item>
          <text:p text:style-name="P25">PF013</text:p>
        </text:list-item>
        <text:list-item>
          <text:p text:style-name="P26">PF022</text:p>
        </text:list-item>
        <text:list-item>
          <text:p text:style-name="P27">PF025</text:p>
        </text:list-item>
        <text:list-item>
          <text:p text:style-name="P28">PF023</text:p>
        </text:list-item>
        <text:list-item>
          <text:p text:style-name="P29">PF020</text:p>
        </text:list-item>
        <text:list-item>
          <text:p text:style-name="P30">PF002</text:p>
        </text:list-item>
      </text:list>
      <text:p text:style-name="P31"/>
      <text:p text:style-name="P32">Nous avons rencontré des problèmes de<text:s/>RESET<text:s/>sur ces ordinateurs<text:s/>dû<text:s/>à certains problèmes :</text:p>
      <text:list text:style-name="LFO1" text:continue-numbering="true">
        <text:list-item>
          <text:p text:style-name="P33">PF005 (blue screen, install)</text:p>
        </text:list-item>
        <text:list-item>
          <text:p text:style-name="P34">PF024 (remove grub rescue)</text:p>
        </text:list-item>
        <text:list-item>
          <text:p text:style-name="P35">PF021 (remove grub rescue)</text:p>
        </text:list-item>
      </text:list>
      <text:p text:style-name="P36">Méthode problème<text:s/>grub rescue :</text:p>
      <text:list text:style-name="LFO1" text:continue-numbering="true">
        <text:list-item>
          <text:p text:style-name="P37">Supprimer toutes les partitions existantes<text:s/></text:p>
        </text:list-item>
        <text:list-item>
          <text:p text:style-name="P38">Re créer d’autres partitions ayant le même nom</text:p>
        </text:list-item>
        <text:list-item>
          <text:p text:style-name="P39">Formater toutes les nouvelles partitions créées</text:p>
        </text:list-item>
      </text:list>
      <text:p text:style-name="P40">Méthode :</text:p>
      <text:soft-page-break/>
      <text:list text:style-name="LFO1" text:continue-numbering="true">
        <text:list-item>
          <text:p text:style-name="P41">Brancher une clé bootable avec ISO windows 10.</text:p>
        </text:list-item>
        <text:list-item>
          <text:p text:style-name="P42">Appuyer sur ‘F10’ afin d’entrer dans le BIOS.</text:p>
        </text:list-item>
        <text:list-item>
          <text:p text:style-name="P43"><text:span text:style-name="T44">Se rendre dans le<text:s/></text:span><text:span text:style-name="T45">Boot Order</text:span><text:span text:style-name="T46"><text:s/>afin de modifier l’ordre de bootage (Clé bootable en haut, au-dessus de l’OS).</text:span></text:p>
        </text:list-item>
        <text:list-item>
          <text:p text:style-name="P47">Sauvegarder et quitter.</text:p>
        </text:list-item>
        <text:list-item>
          <text:p text:style-name="P48">Lancer install Windows.</text:p>
        </text:list-item>
        <text:list-item>
          <text:p text:style-name="P49">Au moment de la sélection de la partition, supprimer toutes les partitions sauf celles de la clé bootable.</text:p>
        </text:list-item>
        <text:list-item>
          <text:p text:style-name="P50">Quitter l’install Windows (‘ALT F4’ x2)</text:p>
        </text:list-item>
        <text:list-item>
          <text:p text:style-name="P51">Débrancher la clé bootable pour effectuer un bootage classique.</text:p>
        </text:list-item>
        <text:list-item>
          <text:p text:style-name="P52">Redémarrer le PC et aller dans le BIOS (‘F10’).</text:p>
        </text:list-item>
        <text:list-item>
          <text:p text:style-name="P53"><text:span text:style-name="T54">Restaurer les paramètres version usine et quitter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than Charlier</meta:initial-creator>
    <dc:creator>HAMRIOUI Lucas</dc:creator>
    <meta:creation-date>2023-09-21T14:26:00Z</meta:creation-date>
    <dc:date>2023-10-25T23:16:00Z</dc:date>
    <meta:template xlink:href="Normal.dotm" xlink:type="simple"/>
    <meta:editing-cycles>14</meta:editing-cycles>
    <meta:editing-duration>PT480S</meta:editing-duration>
    <meta:document-statistic meta:page-count="2" meta:paragraph-count="2" meta:word-count="197" meta:character-count="1284" meta:row-count="9" meta:non-whitespace-character-count="1089"/>
  </office:meta>
</office:document-meta>
</file>